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7" draw:layer="layout" svg:width="5.08cm" svg:height="3.175cm" svg:x="3.175cm" svg:y="8.89cm">
          <text:p text:style-name="P1">gpsdevice_usb.c</text:p>
        </draw:rect>
        <draw:rect draw:style-name="gr1" draw:text-style-name="P2" draw:id="id3" draw:layer="layout" svg:width="4.445cm" svg:height="3.175cm" svg:x="5.715cm" svg:y="22.86cm">
          <text:p text:style-name="P1">gpsusbin.c</text:p>
          <text:p text:style-name="P1">(Windows)</text:p>
        </draw:rect>
        <draw:rect draw:style-name="gr1" draw:text-style-name="P2" draw:id="id9" draw:layer="layout" svg:width="5.08cm" svg:height="3.175cm" svg:x="7.62cm" svg:y="3.81cm">
          <text:p text:style-name="P1">gpsdevice.c</text:p>
          <text:p text:style-name="P1">OS and protocol </text:p>
          <text:p text:style-name="P1">independent.</text:p>
        </draw:rect>
        <draw:rect draw:style-name="gr1" draw:text-style-name="P2" draw:id="id8" draw:layer="layout" svg:width="5.08cm" svg:height="3.175cm" svg:x="12.7cm" svg:y="8.89cm">
          <text:p text:style-name="P1">gpsdevice_ser.c</text:p>
        </draw:rect>
        <draw:rect draw:style-name="gr1" draw:text-style-name="P2" draw:id="id2" draw:layer="layout" svg:width="4.445cm" svg:height="3.175cm" svg:x="0.635cm" svg:y="22.86cm">
          <text:p text:style-name="P1">gpslibusb.c</text:p>
          <text:p text:style-name="P1">(Linux &amp; OS X)</text:p>
        </draw:rect>
        <draw:rect draw:style-name="gr1" draw:text-style-name="P2" draw:id="id6" draw:layer="layout" svg:width="6.35cm" svg:height="3.175cm" svg:x="2.54cm" svg:y="13.335cm">
          <text:p text:style-name="P1">gpsusbread.c<text:line-break/>gpsusbsend.c<text:line-break/></text:p>
        </draw:rect>
        <draw:rect draw:style-name="gr1" draw:text-style-name="P2" draw:id="id5" draw:layer="layout" svg:width="6.985cm" svg:height="3.175cm" svg:x="12.7cm" svg:y="16.51cm">
          <text:p text:style-name="P1">gpsread.c<text:line-break/>gpssend.c</text:p>
        </draw:rect>
        <draw:rect draw:style-name="gr1" draw:text-style-name="P2" draw:id="id1" draw:layer="layout" svg:width="9.525cm" svg:height="3.81cm" svg:x="0.635cm" svg:y="17.78cm">
          <text:p text:style-name="P1">gpsusbcommon.c<text:line-break/>OS-independent.</text:p>
          <text:p text:style-name="P1"><text:s text:c="2"/>USB </text:p>
          <text:p text:style-name="P1">protocol layer</text:p>
        </draw:rect>
        <draw:connector draw:style-name="gr2" draw:text-style-name="P2" draw:layer="layout" svg:x1="5.397cm" svg:y1="21.59cm" svg:x2="2.857cm" svg:y2="22.86cm" draw:start-shape="id1" draw:end-shape="id2" draw:end-glue-point="0">
          <text:p/>
        </draw:connector>
        <draw:connector draw:style-name="gr2" draw:text-style-name="P2" draw:layer="layout" svg:x1="5.397cm" svg:y1="21.59cm" svg:x2="7.937cm" svg:y2="22.86cm" draw:start-shape="id1" draw:start-glue-point="2" draw:end-shape="id3" draw:end-glue-point="0">
          <text:p/>
        </draw:connector>
        <draw:connector draw:style-name="gr2" draw:text-style-name="P2" draw:layer="layout" draw:type="lines" svg:x1="16.51cm" svg:y1="22.86cm" svg:x2="16.192cm" svg:y2="19.685cm" draw:start-shape="id4" draw:start-glue-point="0" draw:end-shape="id5" draw:end-glue-point="2">
          <text:p/>
        </draw:connector>
        <draw:rect draw:style-name="gr1" draw:text-style-name="P2" draw:id="id4" draw:layer="layout" svg:width="8.89cm" svg:height="3.175cm" svg:x="12.065cm" svg:y="22.86cm">
          <text:p text:style-name="P1">gpsserial.c</text:p>
          <text:p text:style-name="P1">(Conditionally </text:p>
          <text:p text:style-name="P1">compiled for both)</text:p>
        </draw:rect>
        <draw:connector draw:style-name="gr2" draw:text-style-name="P2" draw:layer="layout" draw:type="line" svg:x1="5.397cm" svg:y1="17.78cm" svg:x2="5.715cm" svg:y2="16.51cm" draw:start-shape="id1" draw:start-glue-point="0" draw:end-shape="id6" draw:end-glue-point="2">
          <text:p/>
        </draw:connector>
        <draw:connector draw:style-name="gr2" draw:text-style-name="P2" draw:layer="layout" svg:x1="5.715cm" svg:y1="12.065cm" svg:x2="5.715cm" svg:y2="13.335cm" draw:start-shape="id7" draw:start-glue-point="2" draw:end-shape="id6" draw:end-glue-point="0">
          <text:p/>
        </draw:connector>
        <draw:connector draw:style-name="gr2" draw:text-style-name="P2" draw:layer="layout" draw:type="line" svg:x1="15.24cm" svg:y1="12.065cm" svg:x2="16.192cm" svg:y2="16.51cm" draw:start-shape="id8" draw:start-glue-point="2" draw:end-shape="id5" draw:end-glue-point="0">
          <text:p/>
        </draw:connector>
        <draw:connector draw:style-name="gr2" draw:text-style-name="P2" draw:layer="layout" svg:x1="5.715cm" svg:y1="8.89cm" svg:x2="10.16cm" svg:y2="6.985cm" draw:start-shape="id7" draw:start-glue-point="0" draw:end-shape="id9" draw:end-glue-point="2">
          <text:p/>
        </draw:connector>
        <draw:connector draw:style-name="gr2" draw:text-style-name="P2" draw:layer="layout" svg:x1="15.24cm" svg:y1="8.89cm" svg:x2="10.16cm" svg:y2="6.985cm" draw:start-shape="id8" draw:start-glue-point="0" draw:end-shape="id9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4-08T13:41:08</meta:creation-date>
    <dc:date>2006-04-08T13:41:41</dc:date>
    <dc:language>en-US</dc:language>
    <meta:editing-cycles>3</meta:editing-cycles>
    <meta:editing-duration>PT16M29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